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officeooo:rsid="000540b7" officeooo:paragraph-rsid="000540b7" style:font-size-asian="11pt" style:font-size-complex="11pt"/>
    </style:style>
    <style:style style:name="P2"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officeooo:rsid="00034976" officeooo:paragraph-rsid="00034976" style:font-size-asian="11pt" style:font-size-complex="11pt"/>
    </style:style>
    <style:style style:name="P3" style:family="paragraph" style:parent-style-name="Standard">
      <style:paragraph-properties fo:margin-top="0cm" fo:margin-bottom="0.199cm" loext:contextual-spacing="false" fo:line-height="120%" fo:text-align="justify" style:justify-single-word="false" style:writing-mode="page"/>
      <style:text-properties style:font-name="Verdana" style:text-underline-style="solid" style:text-underline-width="auto" style:text-underline-color="font-color" fo:font-weight="bold" officeooo:rsid="00034976" officeooo:paragraph-rsid="00034976" style:font-weight-asian="bold" style:font-weight-complex="bold"/>
    </style:style>
    <style:style style:name="P4"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fo:font-style="normal" officeooo:rsid="000540b7" officeooo:paragraph-rsid="000540b7" style:font-size-asian="11pt" style:font-style-asian="normal" style:font-size-complex="11pt" style:font-style-complex="normal"/>
    </style:style>
    <style:style style:name="P5"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fo:font-style="normal" officeooo:rsid="000540b7" officeooo:paragraph-rsid="0006cd66" style:font-size-asian="11pt" style:font-style-asian="normal" style:font-size-complex="11pt" style:font-style-complex="normal"/>
    </style:style>
    <style:style style:name="P6"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fo:font-style="normal" officeooo:rsid="0009ce6a" officeooo:paragraph-rsid="0009ce6a" style:font-size-asian="11pt" style:font-style-asian="normal" style:font-size-complex="11pt" style:font-style-complex="normal"/>
    </style:style>
    <style:style style:name="P7"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fo:font-style="normal" officeooo:rsid="000b863b" officeooo:paragraph-rsid="000b863b" style:font-size-asian="11pt" style:font-style-asian="normal" style:font-size-complex="11pt" style:font-style-complex="normal"/>
    </style:style>
    <style:style style:name="P8"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fo:font-style="normal" officeooo:rsid="000d35a0" officeooo:paragraph-rsid="000d35a0" style:font-size-asian="11pt" style:font-style-asian="normal" style:font-size-complex="11pt" style:font-style-complex="normal"/>
    </style:style>
    <style:style style:name="P9"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officeooo:rsid="0006cd66" officeooo:paragraph-rsid="0006cd66" style:font-size-asian="11pt" style:font-size-complex="11pt"/>
    </style:style>
    <style:style style:name="P10"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officeooo:rsid="00034976" officeooo:paragraph-rsid="0006cd66" style:font-size-asian="11pt" style:font-size-complex="11pt"/>
    </style:style>
    <style:style style:name="P11" style:family="paragraph" style:parent-style-name="Standard">
      <style:paragraph-properties fo:margin-top="0cm" fo:margin-bottom="0.199cm" loext:contextual-spacing="false" fo:line-height="120%" fo:text-align="justify" style:justify-single-word="false" style:writing-mode="page"/>
      <style:text-properties style:font-name="Verdana" fo:font-size="11pt" officeooo:rsid="000540b7" officeooo:paragraph-rsid="0006cd66" style:font-size-asian="11pt" style:font-size-complex="11pt"/>
    </style:style>
    <style:style style:name="P12" style:family="paragraph" style:parent-style-name="Standard">
      <style:paragraph-properties fo:margin-top="0cm" fo:margin-bottom="0.199cm" loext:contextual-spacing="false" fo:line-height="120%" fo:text-align="justify" style:justify-single-word="false" style:writing-mode="page"/>
      <style:text-properties style:font-name="Verdana" style:text-underline-style="solid" style:text-underline-width="auto" style:text-underline-color="font-color" fo:font-weight="bold" officeooo:rsid="00034976" officeooo:paragraph-rsid="0006cd66" style:font-weight-asian="bold" style:font-weight-complex="bold"/>
    </style:style>
    <style:style style:name="P13" style:family="paragraph" style:parent-style-name="Standard">
      <style:paragraph-properties fo:margin-top="0cm" fo:margin-bottom="0.199cm" loext:contextual-spacing="false" fo:line-height="120%" style:writing-mode="page"/>
      <style:text-properties style:font-name="Verdana" officeooo:rsid="00034976" officeooo:paragraph-rsid="000540b7"/>
    </style:style>
    <style:style style:name="P14" style:family="paragraph" style:parent-style-name="Standard">
      <style:paragraph-properties fo:margin-top="0cm" fo:margin-bottom="0.199cm" loext:contextual-spacing="false" fo:line-height="120%" style:writing-mode="page"/>
      <style:text-properties style:font-name="Verdana" officeooo:rsid="00034976" officeooo:paragraph-rsid="0006cd66"/>
    </style:style>
    <style:style style:name="P15" style:family="paragraph" style:parent-style-name="Standard">
      <style:paragraph-properties fo:margin-top="0cm" fo:margin-bottom="0.199cm" loext:contextual-spacing="false" fo:line-height="120%" fo:text-align="justify" style:justify-single-word="false" style:writing-mode="page"/>
      <style:text-properties style:font-name="Verdana" fo:font-size="9pt" fo:font-style="normal" officeooo:rsid="000d35a0" officeooo:paragraph-rsid="000d35a0" style:font-size-asian="9pt" style:font-style-asian="normal" style:font-size-complex="9pt" style:font-style-complex="normal"/>
    </style:style>
    <style:style style:name="P16"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 fo:font-size="11pt" officeooo:rsid="0006cd66" officeooo:paragraph-rsid="0006cd66" style:font-size-asian="11pt" style:font-size-complex="11pt"/>
    </style:style>
    <style:style style:name="P17"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 fo:font-size="11pt" officeooo:rsid="0006cd66" officeooo:paragraph-rsid="00091fe2" style:font-size-asian="11pt" style:font-size-complex="11pt"/>
    </style:style>
    <style:style style:name="P18" style:family="paragraph" style:parent-style-name="Standard">
      <style:paragraph-properties fo:margin-left="1.245cm" fo:margin-right="0cm" fo:margin-top="0cm" fo:margin-bottom="0.199cm" loext:contextual-spacing="false" fo:line-height="120%" fo:text-align="justify" style:justify-single-word="false" fo:text-indent="0cm" style:auto-text-indent="false" style:writing-mode="page"/>
      <style:text-properties style:font-name="Verdana" fo:font-size="11pt" officeooo:rsid="0006cd66" officeooo:paragraph-rsid="000d35a0"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writing-mode="page"/>
      <style:text-properties style:font-name="Verdana" fo:font-size="11pt" fo:font-style="normal" officeooo:rsid="0009ce6a" officeooo:paragraph-rsid="0009ce6a" style:font-size-asian="11pt" style:font-style-asian="normal" style:font-size-complex="11pt" style:font-style-complex="normal"/>
    </style:style>
    <style:style style:name="P20" style:family="paragraph" style:parent-style-name="Standard">
      <style:paragraph-properties fo:margin-top="0cm" fo:margin-bottom="0cm" loext:contextual-spacing="false" fo:line-height="100%" fo:text-align="justify" style:justify-single-word="false" style:writing-mode="page"/>
      <style:text-properties style:font-name="Verdana" fo:font-size="11pt" fo:font-style="normal" officeooo:rsid="000b863b" officeooo:paragraph-rsid="000b863b" style:font-size-asian="11pt" style:font-style-asian="normal" style:font-size-complex="11pt" style:font-style-complex="normal"/>
    </style:style>
    <style:style style:name="P21" style:family="paragraph" style:parent-style-name="Standard">
      <style:paragraph-properties fo:margin-top="0cm" fo:margin-bottom="0cm" loext:contextual-spacing="false" fo:line-height="100%" fo:text-align="justify" style:justify-single-word="false" style:writing-mode="page"/>
      <style:text-properties style:font-name="Verdana" fo:font-size="9pt" fo:font-style="normal" officeooo:rsid="000b863b" officeooo:paragraph-rsid="000b863b" style:font-size-asian="9pt" style:font-style-asian="normal" style:font-size-complex="9pt" style:font-style-complex="normal"/>
    </style:style>
    <style:style style:name="P22" style:family="paragraph" style:parent-style-name="Standard">
      <style:paragraph-properties fo:margin-top="0cm" fo:margin-bottom="0cm" loext:contextual-spacing="false" fo:line-height="100%" fo:text-align="justify" style:justify-single-word="false" style:writing-mode="page"/>
      <style:text-properties style:font-name="Verdana" fo:font-size="9pt" fo:font-style="normal" officeooo:rsid="0009ce6a" officeooo:paragraph-rsid="0009ce6a"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07b66e"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style:font-size-asian="10pt" style:font-size-complex="10pt"/>
    </style:style>
    <style:style style:name="T5" style:family="text">
      <style:text-properties fo:font-size="10pt" officeooo:rsid="0007b66e" style:font-size-asian="10pt" style:font-size-complex="10pt"/>
    </style:style>
    <style:style style:name="T6" style:family="text">
      <style:text-properties fo:font-size="10pt" officeooo:rsid="000d35a0"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091fe2" style:font-size-asian="10pt" style:font-weight-asian="bold" style:font-size-complex="10pt" style:font-weight-complex="bold"/>
    </style:style>
    <style:style style:name="T9" style:family="text">
      <style:text-properties style:font-name="Verdana" fo:font-size="11pt" officeooo:rsid="000540b7" style:font-size-asian="11pt" style:font-size-complex="11pt"/>
    </style:style>
    <style:style style:name="T10" style:family="text">
      <style:text-properties style:font-name="Verdana" fo:font-size="10pt" style:font-size-asian="10pt" style:font-size-complex="10pt"/>
    </style:style>
    <style:style style:name="T11" style:family="text">
      <style:text-properties style:font-name="Verdana" fo:font-size="9pt" style:font-size-asian="9pt" style:font-size-complex="9pt"/>
    </style:style>
    <style:style style:name="T12" style:family="text">
      <style:text-properties officeooo:rsid="0006cd66"/>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0540b7" style:font-weight-asian="bold" style:font-weight-complex="bold"/>
    </style:style>
    <style:style style:name="T15" style:family="text">
      <style:text-properties style:text-underline-style="solid" style:text-underline-width="auto" style:text-underline-color="font-color" fo:font-weight="bold" officeooo:rsid="0006cd66" style:font-weight-asian="bold" style:font-weight-complex="bold"/>
    </style:style>
    <style:style style:name="T16" style:family="text">
      <style:text-properties officeooo:rsid="0007b66e"/>
    </style:style>
    <style:style style:name="T17" style:family="text">
      <style:text-properties fo:font-size="9pt" style:font-size-asian="9pt" style:font-size-complex="9pt"/>
    </style:style>
    <style:style style:name="T18" style:family="text">
      <style:text-properties fo:font-size="9pt" fo:font-weight="bold" style:font-size-asian="9pt" style:font-weight-asian="bold"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JERCICIO 1</text:p>
      <text:p text:style-name="P1">a) ¿Una clase puede heredar de dos clases en Java?</text:p>
      <text:p text:style-name="P1">b) ¿Una interfaz Java puede tener métodos que incluyan una sentencia while? ¿Una interfaz Java puede tener métodos que incluyan una sentencia System.out.println?</text:p>
      <text:p text:style-name="P11">c) ¿Un objeto Java puede ser del tipo definido por una interfaz? ¿Un objeto Java puede ser al mismo tiempo del tipo definido por una interfaz y del tipo definido por una clase que no implementa la interfaz? ¿Un objeto Java puede ser al mismo tiempo del tipo definido por una interfaz y del tipo definido por una clase que implementa la interfaz?</text:p>
      <text:p text:style-name="P10"/>
      <text:p text:style-name="P12">EJERCICIO 2</text:p>
      <text:p text:style-name="P9">Construir una clase <text:span text:style-name="T1">ArrayReales</text:span> que declare un atributo de tipo double[] y que implemente una interfaz llamada <text:span text:style-name="T1">Estadisticas</text:span><text:span text:style-name="T2">IF</text:span>. El contenido de esta interfaz es:</text:p>
      <text:p text:style-name="P16"><text:span text:style-name="_5f_JavaKeyWord"><text:span text:style-name="T4">public</text:span></text:span><text:span text:style-name="T4"> </text:span><text:span text:style-name="_5f_JavaKeyWord"><text:span text:style-name="T4">interface</text:span></text:span><text:span text:style-name="T4"> </text:span><text:span text:style-name="_5f_JavaIdent"><text:span text:style-name="T4">Estadisticas</text:span></text:span><text:span text:style-name="_5f_JavaIdent"><text:span text:style-name="T5">IF</text:span></text:span><text:span text:style-name="T4"> </text:span><text:span text:style-name="_5f_OOoComputerSpecial"><text:span text:style-name="T4">{</text:span></text:span></text:p>
      <text:p text:style-name="P16"><text:span text:style-name="T4"><text:s text:c="4"/></text:span><text:span text:style-name="_5f_JavaKeyWord"><text:span text:style-name="T4">double</text:span></text:span><text:span text:style-name="T4"> </text:span><text:span text:style-name="_5f_JavaIdent"><text:span text:style-name="T4">minimo</text:span></text:span><text:span text:style-name="_5f_OOoComputerSpecial"><text:span text:style-name="T4">();</text:span></text:span></text:p>
      <text:p text:style-name="P16"><text:span text:style-name="T4"><text:s text:c="4"/></text:span><text:span text:style-name="_5f_JavaKeyWord"><text:span text:style-name="T4">double</text:span></text:span><text:span text:style-name="T4"> </text:span><text:span text:style-name="_5f_JavaIdent"><text:span text:style-name="T4">maximo</text:span></text:span><text:span text:style-name="_5f_OOoComputerSpecial"><text:span text:style-name="T4">();</text:span></text:span></text:p>
      <text:p text:style-name="P16"><text:span text:style-name="T4"><text:s text:c="4"/></text:span><text:span text:style-name="_5f_JavaKeyWord"><text:span text:style-name="T4">double</text:span></text:span><text:span text:style-name="T4"> </text:span><text:span text:style-name="_5f_JavaIdent"><text:span text:style-name="T4">sumatorio</text:span></text:span><text:span text:style-name="_5f_OOoComputerSpecial"><text:span text:style-name="T4">();</text:span></text:span><text:span text:style-name="T4"> </text:span><text:span text:style-name="_5f_OOoComputerSpecial"><text:span text:style-name="T4">}</text:span></text:span></text:p>
      <text:p text:style-name="P10"/>
      <text:p text:style-name="P12">EJERCICIO <text:span text:style-name="T12">3</text:span></text:p>
      <text:p text:style-name="P9">Construir una clase <text:span text:style-name="T1">Math3</text:span> que implemente una interfaz llamada <text:span text:style-name="T1">Extremos</text:span><text:span text:style-name="T2">IF</text:span> <text:span text:style-name="T16">tal que</text:span>:</text:p>
      <text:p text:style-name="P16"><text:span text:style-name="_5f_JavaKeyWord"><text:span text:style-name="T4">public</text:span></text:span><text:span text:style-name="T4"> </text:span><text:span text:style-name="_5f_JavaKeyWord"><text:span text:style-name="T4">interface</text:span></text:span><text:span text:style-name="T4"> </text:span><text:span text:style-name="_5f_JavaIdent"><text:span text:style-name="T4">Extremos</text:span></text:span><text:span text:style-name="_5f_JavaIdent"><text:span text:style-name="T5">IF</text:span></text:span><text:span text:style-name="T4"> </text:span><text:span text:style-name="_5f_OOoComputerSpecial"><text:span text:style-name="T4">{</text:span></text:span></text:p>
      <text:p text:style-name="P16"><text:span text:style-name="T4"><text:s text:c="4"/></text:span><text:span text:style-name="_5f_JavaKeyWord"><text:span text:style-name="T4">int</text:span></text:span><text:span text:style-name="T4"> </text:span><text:span text:style-name="_5f_JavaIdent"><text:span text:style-name="T4">min</text:span></text:span><text:span text:style-name="_5f_OOoComputerSpecial"><text:span text:style-name="T4">(</text:span></text:span><text:span text:style-name="_5f_JavaKeyWord"><text:span text:style-name="T4">int</text:span></text:span><text:span text:style-name="_5f_OOoComputerSpecial"><text:span text:style-name="T4">[]</text:span></text:span><text:span text:style-name="T4"> </text:span><text:span text:style-name="_5f_JavaIdent"><text:span text:style-name="T4">a</text:span></text:span><text:span text:style-name="_5f_OOoComputerSpecial"><text:span text:style-name="T4">); </text:span></text:span><text:span text:style-name="_5f_JavaComment"><text:span text:style-name="T7">// </text:span></text:span><text:span text:style-name="_5f_JavaComment"><text:span text:style-name="T8">devuelve el entero mínimo del array de enteros</text:span></text:span></text:p>
      <text:p text:style-name="P17"><text:span text:style-name="T4"><text:s text:c="4"/></text:span><text:span text:style-name="_5f_JavaKeyWord"><text:span text:style-name="T4">int</text:span></text:span><text:span text:style-name="T4"> </text:span><text:span text:style-name="_5f_JavaIdent"><text:span text:style-name="T4">max</text:span></text:span><text:span text:style-name="_5f_OOoComputerSpecial"><text:span text:style-name="T4">(</text:span></text:span><text:span text:style-name="_5f_JavaKeyWord"><text:span text:style-name="T4">int</text:span></text:span><text:span text:style-name="_5f_OOoComputerSpecial"><text:span text:style-name="T4">[]</text:span></text:span><text:span text:style-name="T4"> </text:span><text:span text:style-name="_5f_JavaIdent"><text:span text:style-name="T4">a</text:span></text:span><text:span text:style-name="_5f_OOoComputerSpecial"><text:span text:style-name="T4">); </text:span></text:span><text:span text:style-name="_5f_JavaComment"><text:span text:style-name="T7">// </text:span></text:span><text:span text:style-name="_5f_JavaComment"><text:span text:style-name="T8">devuelve el entero máximo del array de enteros</text:span></text:span></text:p>
      <text:p text:style-name="P17"><text:span text:style-name="T4"><text:s text:c="4"/></text:span><text:span text:style-name="_5f_JavaKeyWord"><text:span text:style-name="T4">double</text:span></text:span><text:span text:style-name="T4"> </text:span><text:span text:style-name="_5f_JavaIdent"><text:span text:style-name="T4">min</text:span></text:span><text:span text:style-name="_5f_OOoComputerSpecial"><text:span text:style-name="T4">(</text:span></text:span><text:span text:style-name="_5f_JavaKeyWord"><text:span text:style-name="T4">double</text:span></text:span><text:span text:style-name="_5f_OOoComputerSpecial"><text:span text:style-name="T4">[]</text:span></text:span><text:span text:style-name="T4"> </text:span><text:span text:style-name="_5f_JavaIdent"><text:span text:style-name="T4">a</text:span></text:span><text:span text:style-name="_5f_OOoComputerSpecial"><text:span text:style-name="T4">); </text:span></text:span><text:span text:style-name="_5f_JavaComment"><text:span text:style-name="T7">// </text:span></text:span><text:span text:style-name="_5f_JavaComment"><text:span text:style-name="T8">devuelve el real mínimo del array de reales</text:span></text:span></text:p>
      <text:p text:style-name="P16"><text:span text:style-name="T4"><text:s text:c="4"/></text:span><text:span text:style-name="_5f_JavaKeyWord"><text:span text:style-name="T4">double</text:span></text:span><text:span text:style-name="T4"> </text:span><text:span text:style-name="_5f_JavaIdent"><text:span text:style-name="T4">max</text:span></text:span><text:span text:style-name="_5f_OOoComputerSpecial"><text:span text:style-name="T4">(</text:span></text:span><text:span text:style-name="_5f_JavaKeyWord"><text:span text:style-name="T4">double</text:span></text:span><text:span text:style-name="_5f_OOoComputerSpecial"><text:span text:style-name="T4">[]</text:span></text:span><text:span text:style-name="T4"> </text:span><text:span text:style-name="_5f_JavaIdent"><text:span text:style-name="T4">a</text:span></text:span><text:span text:style-name="_5f_OOoComputerSpecial"><text:span text:style-name="T4">);</text:span></text:span><text:span text:style-name="T4"> </text:span><text:span text:style-name="_5f_OOoComputerSpecial"><text:span text:style-name="T4">} </text:span></text:span><text:span text:style-name="_5f_JavaComment"><text:span text:style-name="T7">// </text:span></text:span><text:span text:style-name="_5f_JavaComment"><text:span text:style-name="T8">devuelve el real máximo del array de reales</text:span></text:span></text:p>
      <text:p text:style-name="P9"/>
      <text:p text:style-name="P12">EJERCICIO <text:span text:style-name="T12">4</text:span></text:p>
      <text:p text:style-name="P9">Construir una interfaz <text:span text:style-name="T1">Relaciones</text:span><text:span text:style-name="T2">IF</text:span><text:span text:style-name="T3">, y</text:span> después, una clase que la implemente <text:span text:style-name="T16">llamada </text:span><text:span text:style-name="T2">Relaciones</text:span>, que incluya los siguientes métodos:</text:p>
      <text:p text:style-name="P16"><text:span text:style-name="_5f_JavaComment"><text:span text:style-name="T7">// devuelve verdadero si A es mayor que B</text:span></text:span></text:p>
      <text:p text:style-name="P16"><text:span text:style-name="_5f_JavaKeyWord"><text:span text:style-name="T4">boolean</text:span></text:span><text:span text:style-name="T4"> </text:span><text:span text:style-name="_5f_JavaIdent"><text:span text:style-name="T4">esMayor</text:span></text:span><text:span text:style-name="_5f_OOoComputerSpecial"><text:span text:style-name="T4">(</text:span></text:span><text:span text:style-name="_5f_JavaIdent"><text:span text:style-name="T4">Object</text:span></text:span><text:span text:style-name="T4"> </text:span><text:span text:style-name="_5f_JavaIdent"><text:span text:style-name="T6">a, Object b</text:span></text:span><text:span text:style-name="_5f_OOoComputerSpecial"><text:span text:style-name="T4">)</text:span></text:span><text:span text:style-name="T4"> </text:span><text:span text:style-name="_5f_OOoComputerSpecial"><text:span text:style-name="T4">;</text:span></text:span></text:p>
      <text:p text:style-name="P16"><text:span text:style-name="_5f_JavaComment"><text:span text:style-name="T7">// devuelve verdadero si A es menor que B</text:span></text:span></text:p>
      <text:p text:style-name="P18"><text:span text:style-name="_5f_JavaKeyWord"><text:span text:style-name="T4">boolean</text:span></text:span><text:span text:style-name="T4"> </text:span><text:span text:style-name="_5f_JavaIdent"><text:span text:style-name="T4">esMenor</text:span></text:span><text:span text:style-name="_5f_OOoComputerSpecial"><text:span text:style-name="T4">(</text:span></text:span><text:span text:style-name="_5f_JavaIdent"><text:span text:style-name="T4">Object</text:span></text:span><text:span text:style-name="_5f_OOoComputerSpecial"><text:span text:style-name="T10"> </text:span></text:span><text:span text:style-name="_5f_JavaIdent"><text:span text:style-name="T6">a, </text:span></text:span><text:span text:style-name="_5f_JavaIdent"><text:span text:style-name="T4">Object</text:span></text:span><text:span text:style-name="T4"> </text:span><text:span text:style-name="_5f_JavaIdent"><text:span text:style-name="T4">b</text:span></text:span><text:span text:style-name="_5f_OOoComputerSpecial"><text:span text:style-name="T4">)</text:span></text:span><text:span text:style-name="T4"> </text:span><text:span text:style-name="_5f_OOoComputerSpecial"><text:span text:style-name="T4">;</text:span></text:span></text:p>
      <text:p text:style-name="P16"><text:span text:style-name="_5f_JavaComment"><text:span text:style-name="T7">// devuelve verdadero si A es igual que B</text:span></text:span></text:p>
      <text:p text:style-name="P18"><text:span text:style-name="_5f_JavaKeyWord"><text:span text:style-name="T4">boolean</text:span></text:span><text:span text:style-name="T4"> </text:span><text:span text:style-name="_5f_JavaIdent"><text:span text:style-name="T4">esIgual</text:span></text:span><text:span text:style-name="_5f_OOoComputerSpecial"><text:span text:style-name="T4">(</text:span></text:span><text:span text:style-name="_5f_JavaIdent"><text:span text:style-name="T4">Object</text:span></text:span><text:span text:style-name="_5f_OOoComputerSpecial"><text:span text:style-name="T10"> </text:span></text:span><text:span text:style-name="_5f_JavaIdent"><text:span text:style-name="T6">a, </text:span></text:span><text:span text:style-name="_5f_JavaIdent"><text:span text:style-name="T4">Object</text:span></text:span><text:span text:style-name="T4"> </text:span><text:span text:style-name="_5f_JavaIdent"><text:span text:style-name="T4">b</text:span></text:span><text:span text:style-name="_5f_OOoComputerSpecial"><text:span text:style-name="T4">)</text:span></text:span><text:span text:style-name="T4"> </text:span><text:span text:style-name="_5f_OOoComputerSpecial"><text:span text:style-name="T4">;</text:span></text:span></text:p>
      <text:p text:style-name="P2"/>
      <text:p text:style-name="P13"><text:soft-page-break/><text:span text:style-name="T14">SOLUCIÓN </text:span><text:span text:style-name="T13">EJERCICIO 1</text:span></text:p>
      <text:p text:style-name="P1">a) No. Java no permite la herencia múltiple de clases, por lo que una clase puede heredar máximo de 1. Sin embargo, con las interfaces se puede simular la herencia múltiple, puesto que permiten que una clase implemente varias interfaces.</text:p>
      <text:p text:style-name="P1">b) Una interfaz, por defecto, solo puede tener métodos abstractos, es decir, métodos sin cuerpo. Dado que las sentencias siempre van en el cuerpo de los métodos, no sería posible. Sin embargo, con Java 8 y los métodos <text:span text:style-name="T1">default</text:span><text:span text:style-name="T3">, ahora es posible tener métodos no abstractos, y por tanto, cuerpo para los metodos declarados </text:span><text:span text:style-name="T1">default</text:span><text:span text:style-name="T3">.</text:span></text:p>
      <text:p text:style-name="P4">c) Si, un objeto (o variable) puede ser del tipo de una interfaz determinada. Debido a la simulación de herencia múltiple comentada arriba, un objeto puede ser del tipo de una interfaz, y a su vez del tipo de otra clase de la que herede, implemente esta última clase la interfaz o no la implemente.</text:p>
      <text:p text:style-name="P4"/>
      <text:p text:style-name="P14"><text:span text:style-name="T14">SOLUCIÓN </text:span><text:span text:style-name="T13">EJERCICIO </text:span><text:span text:style-name="T15">2</text:span></text:p>
      <text:p text:style-name="P6">Código fuente para la solución del ejercicio 2:</text:p>
      <text:p text:style-name="P19"><text:span text:style-name="_5f_JavaKeyWord"><text:span text:style-name="T17">public</text:span></text:span><text:span text:style-name="T17"> </text:span><text:span text:style-name="_5f_JavaKeyWord"><text:span text:style-name="T17">class</text:span></text:span><text:span text:style-name="T17"> </text:span><text:span text:style-name="_5f_JavaIdent"><text:span text:style-name="T17">ArrayReales</text:span></text:span><text:span text:style-name="T17"> </text:span><text:span text:style-name="_5f_JavaKeyWord"><text:span text:style-name="T17">implements</text:span></text:span><text:span text:style-name="T17"> </text:span><text:span text:style-name="_5f_JavaIdent"><text:span text:style-name="T17">EstadisticasIF</text:span></text:span><text:span text:style-name="T17"> </text:span><text:span text:style-name="_5f_OOoComputerSpecial"><text:span text:style-name="T17">{</text:span></text:span></text:p>
      <text:p text:style-name="P19"><text:span text:style-name="T17"><text:s text:c="4"/></text:span><text:span text:style-name="_5f_JavaKeyWord"><text:span text:style-name="T17">double</text:span></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p>
      <text:p text:style-name="P19"><text:span text:style-name="_5f_OOoComputerSpecial"><text:span text:style-name="T17"/></text:span></text:p>
      <text:p text:style-name="P19"><text:span text:style-name="T17"><text:s text:c="4"/></text:span><text:span text:style-name="_5f_JavaKeyWord"><text:span text:style-name="T17">public</text:span></text:span><text:span text:style-name="T17"> </text:span><text:span text:style-name="_5f_JavaKeyWord"><text:span text:style-name="T17">void</text:span></text:span><text:span text:style-name="T17"> </text:span><text:span text:style-name="_5f_JavaIdent"><text:span text:style-name="T17">asignar</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0</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valor.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2"/></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span text:style-name="T17"> </text:span><text:span text:style-name="_5f_JavaIdent"><text:span text:style-name="T17">Math.random</text:span></text:span><text:span text:style-name="_5f_OOoComputerSpecial"><text:span text:style-name="T17">();</text:span></text:span></text:p>
      <text:p text:style-name="P19"><text:span text:style-name="T17"><text:s text:c="8"/></text:span><text:span text:style-name="_5f_OOoComputerSpecial"><text:span text:style-name="T17">}</text:span></text:span></text:p>
      <text:p text:style-name="P19"><text:span text:style-name="T17"><text:s text:c="4"/></text:span><text:span text:style-name="_5f_OOoComputerSpecial"><text:span text:style-name="T17">}</text:span></text:span></text:p>
      <text:p text:style-name="P19"><text:span text:style-name="_5f_OOoComputerSpecial"><text:span text:style-name="T17"/></text:span></text:p>
      <text:p text:style-name="P19"><text:span text:style-name="T17"><text:s text:c="4"/></text:span><text:span text:style-name="_5f_JavaKeyWord"><text:span text:style-name="T17">public</text:span></text:span><text:span text:style-name="T17"> </text:span><text:span text:style-name="_5f_JavaKeyWord"><text:span text:style-name="T17">double</text:span></text:span><text:span text:style-name="T17"> </text:span><text:span text:style-name="_5f_JavaIdent"><text:span text:style-name="T17">minimo</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8"/></text:span><text:span text:style-name="_5f_JavaKeyWord"><text:span text:style-name="T17">double</text:span></text:span><text:span text:style-name="T17"> </text:span><text:span text:style-name="_5f_JavaIdent"><text:span text:style-name="T17">menor</text:span></text:span><text:span text:style-name="T17"> </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19"><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0</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valor.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2"/></text:span><text:span text:style-name="_5f_JavaKeyWord"><text:span text:style-name="T17">if</text:span></text:span><text:span text:style-name="T17"> </text:span><text:span text:style-name="_5f_OOoComputerSpecial"><text:span text:style-name="T17">(</text:span></text:span><text:span text:style-name="_5f_JavaIdent"><text:span text:style-name="T17">menor</text:span></text:span><text:span text:style-name="T17"> </text:span><text:span text:style-name="_5f_OOoComputerSpecial"><text:span text:style-name="T17">&gt;</text:span></text:span><text:span text:style-name="T17"> </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6"/></text:span><text:span text:style-name="_5f_JavaIdent"><text:span text:style-name="T17">menor</text:span></text:span><text:span text:style-name="T17"> </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 } }</text:span></text:span></text:p>
      <text:p text:style-name="P19"><text:span text:style-name="T17"><text:s text:c="8"/></text:span><text:span text:style-name="_5f_JavaKeyWord"><text:span text:style-name="T17">return</text:span></text:span><text:span text:style-name="T17"> </text:span><text:span text:style-name="_5f_JavaIdent"><text:span text:style-name="T17">menor</text:span></text:span><text:span text:style-name="_5f_OOoComputerSpecial"><text:span text:style-name="T17">; }</text:span></text:span></text:p>
      <text:p text:style-name="P19"><text:span text:style-name="_5f_JavaKeyWord"><text:span text:style-name="T17"/></text:span></text:p>
      <text:p text:style-name="P19"><text:span text:style-name="T17"><text:s text:c="4"/></text:span><text:span text:style-name="_5f_JavaKeyWord"><text:span text:style-name="T17">public</text:span></text:span><text:span text:style-name="T17"> </text:span><text:span text:style-name="_5f_JavaKeyWord"><text:span text:style-name="T17">double</text:span></text:span><text:span text:style-name="T17"> </text:span><text:span text:style-name="_5f_JavaIdent"><text:span text:style-name="T17">maximo</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8"/></text:span><text:span text:style-name="_5f_JavaKeyWord"><text:span text:style-name="T17">double</text:span></text:span><text:span text:style-name="T17"> </text:span><text:span text:style-name="_5f_JavaIdent"><text:span text:style-name="T17">mayor</text:span></text:span><text:span text:style-name="T17"> </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19"><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0</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valor.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2"/></text:span><text:span text:style-name="_5f_JavaKeyWord"><text:span text:style-name="T17">if</text:span></text:span><text:span text:style-name="T17"> </text:span><text:span text:style-name="_5f_OOoComputerSpecial"><text:span text:style-name="T17">(</text:span></text:span><text:span text:style-name="_5f_JavaIdent"><text:span text:style-name="T17">mayor</text:span></text:span><text:span text:style-name="T17"> </text:span><text:span text:style-name="_5f_OOoComputerSpecial"><text:span text:style-name="T17">&lt;</text:span></text:span><text:span text:style-name="T17"> </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6"/></text:span><text:span text:style-name="_5f_JavaIdent"><text:span text:style-name="T17">mayor</text:span></text:span><text:span text:style-name="T17"> </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 } }</text:span></text:span></text:p>
      <text:p text:style-name="P19"><text:span text:style-name="T17"><text:s text:c="8"/></text:span><text:span text:style-name="_5f_JavaKeyWord"><text:span text:style-name="T17">return</text:span></text:span><text:span text:style-name="T17"> </text:span><text:span text:style-name="_5f_JavaIdent"><text:span text:style-name="T17">mayor</text:span></text:span><text:span text:style-name="_5f_OOoComputerSpecial"><text:span text:style-name="T17">; }</text:span></text:span></text:p>
      <text:p text:style-name="P19"><text:span text:style-name="_5f_OOoComputerSpecial"><text:span text:style-name="T17"/></text:span></text:p>
      <text:p text:style-name="P19"><text:span text:style-name="T17"><text:s text:c="4"/></text:span><text:span text:style-name="_5f_JavaKeyWord"><text:span text:style-name="T17">public</text:span></text:span><text:span text:style-name="T17"> </text:span><text:span text:style-name="_5f_JavaKeyWord"><text:span text:style-name="T17">double</text:span></text:span><text:span text:style-name="T17"> </text:span><text:span text:style-name="_5f_JavaIdent"><text:span text:style-name="T17">sumatorio</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8"/></text:span><text:span text:style-name="_5f_JavaKeyWord"><text:span text:style-name="T17">double</text:span></text:span><text:span text:style-name="T17"> </text:span><text:span text:style-name="_5f_JavaIdent"><text:span text:style-name="T17">suma</text:span></text:span><text:span text:style-name="T17"> </text:span><text:span text:style-name="_5f_OOoComputerSpecial"><text:span text:style-name="T17">=</text:span></text:span><text:span text:style-name="T17"> </text:span><text:span text:style-name="_5f_JavaNumber"><text:span text:style-name="T17">0.0</text:span></text:span><text:span text:style-name="_5f_OOoComputerSpecial"><text:span text:style-name="T17">;</text:span></text:span></text:p>
      <text:p text:style-name="P19"><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0</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valor.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2"/></text:span><text:span text:style-name="_5f_JavaIdent"><text:span text:style-name="T17">suma</text:span></text:span><text:span text:style-name="T17"> </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 }</text:span></text:span></text:p>
      <text:p text:style-name="P19"><text:span text:style-name="T17"><text:s text:c="8"/></text:span><text:span text:style-name="_5f_JavaKeyWord"><text:span text:style-name="T17">return</text:span></text:span><text:span text:style-name="T17"> </text:span><text:span text:style-name="_5f_JavaIdent"><text:span text:style-name="T17">suma</text:span></text:span><text:span text:style-name="_5f_OOoComputerSpecial"><text:span text:style-name="T17">; }</text:span></text:span></text:p>
      <text:p text:style-name="P22"/>
      <text:p text:style-name="P19"><text:span text:style-name="T17"><text:s text:c="4"/></text:span><text:span text:style-name="_5f_JavaKeyWord"><text:span text:style-name="T17">public</text:span></text:span><text:span text:style-name="T17"> </text:span><text:span text:style-name="_5f_JavaKeyWord"><text:span text:style-name="T17">void</text:span></text:span><text:span text:style-name="T17"> </text:span><text:span text:style-name="_5f_JavaIdent"><text:span text:style-name="T17">imprimir</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0</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valor.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19"><text:span text:style-name="T17"><text:s text:c="12"/></text:span><text:span text:style-name="_5f_JavaIdent"><text:span text:style-name="T17">System.out.println</text:span></text:span><text:span text:style-name="_5f_OOoComputerSpecial"><text:span text:style-name="T17">(</text:span></text:span><text:span text:style-name="_5f_JavaLiteral"><text:span text:style-name="T17">"x["</text:span></text:span><text:span text:style-name="T17"> </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Literal"><text:span text:style-name="T17">"]="</text:span></text:span><text:span text:style-name="T17"> </text:span><text:span text:style-name="_5f_OOoComputerSpecial"><text:span text:style-name="T17">+</text:span></text:span><text:span text:style-name="T17"> </text:span><text:span text:style-name="_5f_JavaIdent"><text:span text:style-name="T17">valor</text:span></text:span><text:span text:style-name="_5f_OOoComputerSpecial"><text:span text:style-name="T17">[</text:span></text:span><text:span text:style-name="_5f_JavaIdent"><text:span text:style-name="T17">i</text:span></text:span><text:span text:style-name="_5f_OOoComputerSpecial"><text:span text:style-name="T17">]); } } }</text:span></text:span></text:p>
      <text:p text:style-name="P14"><text:span text:style-name="T14"/></text:p>
      <text:p text:style-name="P14"><text:span text:style-name="T14">SOLUCIÓN </text:span><text:span text:style-name="T13">EJERCICIO </text:span><text:span text:style-name="T15">3</text:span></text:p>
      <text:p text:style-name="P7">Código fuente para la solución del ejercicio 3:</text:p>
      <text:p text:style-name="P20"><text:soft-page-break/><text:span text:style-name="_5f_JavaKeyWord"><text:span text:style-name="T17">public</text:span></text:span><text:span text:style-name="T17"> </text:span><text:span text:style-name="_5f_JavaKeyWord"><text:span text:style-name="T17">final</text:span></text:span><text:span text:style-name="T17"> </text:span><text:span text:style-name="_5f_JavaKeyWord"><text:span text:style-name="T17">class</text:span></text:span><text:span text:style-name="T17"> </text:span><text:span text:style-name="_5f_JavaIdent"><text:span text:style-name="T17">Math3</text:span></text:span><text:span text:style-name="T17"> </text:span><text:span text:style-name="_5f_JavaKeyWord"><text:span text:style-name="T17">implements</text:span></text:span><text:span text:style-name="T17"> </text:span><text:span text:style-name="_5f_JavaIdent"><text:span text:style-name="T17">ExtremosIF</text:span></text:span><text:span text:style-name="T17"> </text:span><text:span text:style-name="_5f_OOoComputerSpecial"><text:span text:style-name="T17">{</text:span></text:span></text:p>
      <text:p text:style-name="P20"><text:span text:style-name="T17"><text:s text:c="4"/></text:span><text:span text:style-name="_5f_JavaKeyWord"><text:span text:style-name="T17">public</text:span></text:span><text:span text:style-name="T17"> </text:span><text:span text:style-name="_5f_JavaKeyWord"><text:span text:style-name="T17">int</text:span></text:span><text:span text:style-name="T17"> </text:span><text:span text:style-name="_5f_JavaIdent"><text:span text:style-name="T17">min</text:span></text:span><text:span text:style-name="_5f_OOoComputerSpecial"><text:span text:style-name="T17">(</text:span></text:span><text:span text:style-name="_5f_JavaKeyWord"><text:span text:style-name="T17">int</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8"/></text:span><text:span text:style-name="_5f_JavaKeyWord"><text:span text:style-name="T17">int</text:span></text:span><text:span text:style-name="T17"> </text:span><text:span text:style-name="_5f_JavaIdent"><text:span text:style-name="T17">men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20"><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1</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a.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2"/></text:span><text:span text:style-name="_5f_JavaKeyWord"><text:span text:style-name="T17">if</text:span></text:span><text:span text:style-name="T17"> </text:span><text:span text:style-name="_5f_OOoComputerSpecial"><text:span text:style-name="T17">(</text:span></text:span><text:span text:style-name="_5f_JavaIdent"><text:span text:style-name="T17">menor</text:span></text:span><text:span text:style-name="T17"> </text:span><text:span text:style-name="_5f_OOoComputerSpecial"><text:span text:style-name="T17">&gt;</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6"/></text:span><text:span text:style-name="_5f_JavaIdent"><text:span text:style-name="T17">men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 </text:span></text:span><text:span text:style-name="T17"><text:s/></text:span><text:span text:style-name="_5f_OOoComputerSpecial"><text:span text:style-name="T17">} }</text:span></text:span></text:p>
      <text:p text:style-name="P20"><text:span text:style-name="T17"><text:s text:c="8"/></text:span><text:span text:style-name="_5f_JavaKeyWord"><text:span text:style-name="T17">return</text:span></text:span><text:span text:style-name="T17"> </text:span><text:span text:style-name="_5f_JavaIdent"><text:span text:style-name="T17">menor</text:span></text:span><text:span text:style-name="_5f_OOoComputerSpecial"><text:span text:style-name="T17">; }</text:span></text:span></text:p>
      <text:p text:style-name="P21"/>
      <text:p text:style-name="P20"><text:span text:style-name="T17"><text:s text:c="4"/></text:span><text:span text:style-name="_5f_JavaKeyWord"><text:span text:style-name="T17">public</text:span></text:span><text:span text:style-name="T17"> </text:span><text:span text:style-name="_5f_JavaKeyWord"><text:span text:style-name="T17">int</text:span></text:span><text:span text:style-name="T17"> </text:span><text:span text:style-name="_5f_JavaIdent"><text:span text:style-name="T17">max</text:span></text:span><text:span text:style-name="_5f_OOoComputerSpecial"><text:span text:style-name="T17">(</text:span></text:span><text:span text:style-name="_5f_JavaKeyWord"><text:span text:style-name="T17">int</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8"/></text:span><text:span text:style-name="_5f_JavaKeyWord"><text:span text:style-name="T17">int</text:span></text:span><text:span text:style-name="T17"> </text:span><text:span text:style-name="_5f_JavaIdent"><text:span text:style-name="T17">may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20"><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1</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a.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2"/></text:span><text:span text:style-name="_5f_JavaKeyWord"><text:span text:style-name="T17">if</text:span></text:span><text:span text:style-name="T17"> </text:span><text:span text:style-name="_5f_OOoComputerSpecial"><text:span text:style-name="T17">(</text:span></text:span><text:span text:style-name="_5f_JavaIdent"><text:span text:style-name="T17">mayor</text:span></text:span><text:span text:style-name="T17"> </text:span><text:span text:style-name="_5f_OOoComputerSpecial"><text:span text:style-name="T17">&lt;</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6"/></text:span><text:span text:style-name="_5f_JavaIdent"><text:span text:style-name="T17">may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text:span></text:span></text:p>
      <text:p text:style-name="P20"><text:span text:style-name="T17"><text:s text:c="12"/></text:span><text:span text:style-name="_5f_OOoComputerSpecial"><text:span text:style-name="T17">} }</text:span></text:span></text:p>
      <text:p text:style-name="P20"><text:span text:style-name="T17"><text:s text:c="8"/></text:span><text:span text:style-name="_5f_JavaKeyWord"><text:span text:style-name="T17">return</text:span></text:span><text:span text:style-name="T17"> </text:span><text:span text:style-name="_5f_JavaIdent"><text:span text:style-name="T17">mayor</text:span></text:span><text:span text:style-name="_5f_OOoComputerSpecial"><text:span text:style-name="T17">; }</text:span></text:span></text:p>
      <text:p text:style-name="P21"/>
      <text:p text:style-name="P20"><text:span text:style-name="T17"><text:s text:c="4"/></text:span><text:span text:style-name="_5f_JavaKeyWord"><text:span text:style-name="T17">public</text:span></text:span><text:span text:style-name="T17"> </text:span><text:span text:style-name="_5f_JavaKeyWord"><text:span text:style-name="T17">double</text:span></text:span><text:span text:style-name="T17"> </text:span><text:span text:style-name="_5f_JavaIdent"><text:span text:style-name="T17">min</text:span></text:span><text:span text:style-name="_5f_OOoComputerSpecial"><text:span text:style-name="T17">(</text:span></text:span><text:span text:style-name="_5f_JavaKeyWord"><text:span text:style-name="T17">double</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8"/></text:span><text:span text:style-name="_5f_JavaKeyWord"><text:span text:style-name="T17">double</text:span></text:span><text:span text:style-name="T17"> </text:span><text:span text:style-name="_5f_JavaIdent"><text:span text:style-name="T17">men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20"><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1</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a.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2"/></text:span><text:span text:style-name="_5f_JavaKeyWord"><text:span text:style-name="T17">if</text:span></text:span><text:span text:style-name="T17"> </text:span><text:span text:style-name="_5f_OOoComputerSpecial"><text:span text:style-name="T17">(</text:span></text:span><text:span text:style-name="_5f_JavaIdent"><text:span text:style-name="T17">menor</text:span></text:span><text:span text:style-name="T17"> </text:span><text:span text:style-name="_5f_OOoComputerSpecial"><text:span text:style-name="T17">&gt;</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6"/></text:span><text:span text:style-name="_5f_JavaIdent"><text:span text:style-name="T17">men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 } </text:span></text:span><text:span text:style-name="T17"><text:s/></text:span><text:span text:style-name="_5f_OOoComputerSpecial"><text:span text:style-name="T17">}</text:span></text:span></text:p>
      <text:p text:style-name="P20"><text:span text:style-name="T17"><text:s text:c="8"/></text:span><text:span text:style-name="_5f_JavaKeyWord"><text:span text:style-name="T17">return</text:span></text:span><text:span text:style-name="T17"> </text:span><text:span text:style-name="_5f_JavaIdent"><text:span text:style-name="T17">menor</text:span></text:span><text:span text:style-name="_5f_OOoComputerSpecial"><text:span text:style-name="T17">; }</text:span></text:span></text:p>
      <text:p text:style-name="P21"/>
      <text:p text:style-name="P20"><text:span text:style-name="T17"><text:s text:c="4"/></text:span><text:span text:style-name="_5f_JavaKeyWord"><text:span text:style-name="T17">public</text:span></text:span><text:span text:style-name="T17"> </text:span><text:span text:style-name="_5f_JavaKeyWord"><text:span text:style-name="T17">double</text:span></text:span><text:span text:style-name="T17"> </text:span><text:span text:style-name="_5f_JavaIdent"><text:span text:style-name="T17">max</text:span></text:span><text:span text:style-name="_5f_OOoComputerSpecial"><text:span text:style-name="T17">(</text:span></text:span><text:span text:style-name="_5f_JavaKeyWord"><text:span text:style-name="T17">double</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8"/></text:span><text:span text:style-name="_5f_JavaKeyWord"><text:span text:style-name="T17">double</text:span></text:span><text:span text:style-name="T17"> </text:span><text:span text:style-name="_5f_JavaIdent"><text:span text:style-name="T17">may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Number"><text:span text:style-name="T17">0</text:span></text:span><text:span text:style-name="_5f_OOoComputerSpecial"><text:span text:style-name="T17">];</text:span></text:span></text:p>
      <text:p text:style-name="P20"><text:span text:style-name="T17"><text:s text:c="8"/></text:span><text:span text:style-name="_5f_JavaKeyWord"><text:span text:style-name="T17">for</text:span></text:span><text:span text:style-name="T17"> </text:span><text:span text:style-name="_5f_OOoComputerSpecial"><text:span text:style-name="T17">(</text:span></text:span><text:span text:style-name="_5f_JavaKeyWord"><text:span text:style-name="T17">int</text:span></text:span><text:span text:style-name="T17"> </text:span><text:span text:style-name="_5f_JavaIdent"><text:span text:style-name="T17">i</text:span></text:span><text:span text:style-name="T17"> </text:span><text:span text:style-name="_5f_OOoComputerSpecial"><text:span text:style-name="T17">=</text:span></text:span><text:span text:style-name="T17"> </text:span><text:span text:style-name="_5f_JavaNumber"><text:span text:style-name="T17">1</text:span></text:span><text:span text:style-name="_5f_OOoComputerSpecial"><text:span text:style-name="T17">;</text:span></text:span><text:span text:style-name="T17"> </text:span><text:span text:style-name="_5f_JavaIdent"><text:span text:style-name="T17">i</text:span></text:span><text:span text:style-name="T17"> </text:span><text:span text:style-name="_5f_OOoComputerSpecial"><text:span text:style-name="T17">&lt;</text:span></text:span><text:span text:style-name="T17"> </text:span><text:span text:style-name="_5f_JavaIdent"><text:span text:style-name="T17">a.length</text:span></text:span><text:span text:style-name="_5f_OOoComputerSpecial"><text:span text:style-name="T17">;</text:span></text:span><text:span text:style-name="T17"> </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2"/></text:span><text:span text:style-name="_5f_JavaKeyWord"><text:span text:style-name="T17">if</text:span></text:span><text:span text:style-name="T17"> </text:span><text:span text:style-name="_5f_OOoComputerSpecial"><text:span text:style-name="T17">(</text:span></text:span><text:span text:style-name="_5f_JavaIdent"><text:span text:style-name="T17">mayor</text:span></text:span><text:span text:style-name="T17"> </text:span><text:span text:style-name="_5f_OOoComputerSpecial"><text:span text:style-name="T17">&lt;</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text:span></text:span><text:span text:style-name="T17"> </text:span><text:span text:style-name="_5f_OOoComputerSpecial"><text:span text:style-name="T17">{</text:span></text:span></text:p>
      <text:p text:style-name="P20"><text:span text:style-name="T17"><text:s text:c="16"/></text:span><text:span text:style-name="_5f_JavaIdent"><text:span text:style-name="T17">mayor</text:span></text:span><text:span text:style-name="T17"> </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text:span></text:span><text:span text:style-name="_5f_OOoComputerSpecial"><text:span text:style-name="T17">]; } </text:span></text:span><text:span text:style-name="T17"><text:s/></text:span><text:span text:style-name="_5f_OOoComputerSpecial"><text:span text:style-name="T17">}</text:span></text:span></text:p>
      <text:p text:style-name="P20"><text:span text:style-name="T17"><text:s text:c="8"/></text:span><text:span text:style-name="_5f_JavaKeyWord"><text:span text:style-name="T17">return</text:span></text:span><text:span text:style-name="T17"> </text:span><text:span text:style-name="_5f_JavaIdent"><text:span text:style-name="T17">mayor</text:span></text:span><text:span text:style-name="_5f_OOoComputerSpecial"><text:span text:style-name="T17">; } }</text:span></text:span></text:p>
      <text:p text:style-name="P5"/>
      <text:p text:style-name="P14"><text:span text:style-name="T14">SOLUCIÓN </text:span><text:span text:style-name="T13">EJERCICIO </text:span><text:span text:style-name="T15">4</text:span></text:p>
      <text:p text:style-name="P8">Código fuente solución al ejercicio 4:</text:p>
      <text:p text:style-name="P8"><text:span text:style-name="_5f_JavaKeyWord"><text:span text:style-name="T17">public</text:span></text:span><text:span text:style-name="T17"> </text:span><text:span text:style-name="_5f_JavaKeyWord"><text:span text:style-name="T17">interface</text:span></text:span><text:span text:style-name="T17"> </text:span><text:span text:style-name="_5f_JavaIdent"><text:span text:style-name="T17">RelacionesIF</text:span></text:span><text:span text:style-name="T17"> </text:span><text:span text:style-name="_5f_OOoComputerSpecial"><text:span text:style-name="T17">{</text:span></text:span></text:p>
      <text:p text:style-name="P8"><text:span text:style-name="T17"><text:s text:c="4"/></text:span><text:span text:style-name="_5f_JavaKeyWord"><text:span text:style-name="T17">boolean</text:span></text:span><text:span text:style-name="T17"> </text:span><text:span text:style-name="_5f_JavaIdent"><text:span text:style-name="T17">esMayor</text:span></text:span><text:span text:style-name="_5f_OOoComputerSpecial"><text:span text:style-name="T17">(</text:span></text:span><text:span text:style-name="_5f_JavaIdent"><text:span text:style-name="T17">Object</text:span></text:span><text:span text:style-name="T17"> </text:span><text:span text:style-name="_5f_JavaIdent"><text:span text:style-name="T17">a</text:span></text:span><text:span text:style-name="_5f_OOoComputerSpecial"><text:span text:style-name="T17">,</text:span></text:span><text:span text:style-name="T17"> </text:span><text:span text:style-name="_5f_JavaIdent"><text:span text:style-name="T17">Object</text:span></text:span><text:span text:style-name="T17"> </text:span><text:span text:style-name="_5f_JavaIdent"><text:span text:style-name="T17">b</text:span></text:span><text:span text:style-name="_5f_OOoComputerSpecial"><text:span text:style-name="T17">)</text:span></text:span><text:span text:style-name="T17"> </text:span><text:span text:style-name="_5f_OOoComputerSpecial"><text:span text:style-name="T17">; </text:span></text:span><text:span text:style-name="_5f_JavaComment"><text:span text:style-name="T18">// devuelve verdadero si A es mayor que B</text:span></text:span></text:p>
      <text:p text:style-name="P8"><text:span text:style-name="T17"><text:s text:c="4"/></text:span><text:span text:style-name="_5f_JavaKeyWord"><text:span text:style-name="T17">boolean</text:span></text:span><text:span text:style-name="T17"> </text:span><text:span text:style-name="_5f_JavaIdent"><text:span text:style-name="T17">esMenor</text:span></text:span><text:span text:style-name="_5f_OOoComputerSpecial"><text:span text:style-name="T17">(</text:span></text:span><text:span text:style-name="_5f_JavaIdent"><text:span text:style-name="T17">Object</text:span></text:span><text:span text:style-name="T17"> </text:span><text:span text:style-name="_5f_JavaIdent"><text:span text:style-name="T17">a</text:span></text:span><text:span text:style-name="_5f_OOoComputerSpecial"><text:span text:style-name="T17">,</text:span></text:span><text:span text:style-name="T17"> </text:span><text:span text:style-name="_5f_JavaIdent"><text:span text:style-name="T17">Object</text:span></text:span><text:span text:style-name="T17"> </text:span><text:span text:style-name="_5f_JavaIdent"><text:span text:style-name="T17">b</text:span></text:span><text:span text:style-name="_5f_OOoComputerSpecial"><text:span text:style-name="T17">)</text:span></text:span><text:span text:style-name="T17"> </text:span><text:span text:style-name="_5f_OOoComputerSpecial"><text:span text:style-name="T17">; </text:span></text:span><text:span text:style-name="_5f_JavaComment"><text:span text:style-name="T18">// devuelve verdadero si A es menor que B</text:span></text:span></text:p>
      <text:p text:style-name="P8"><text:span text:style-name="T17"><text:s text:c="4"/></text:span><text:span text:style-name="_5f_JavaKeyWord"><text:span text:style-name="T17">boolean</text:span></text:span><text:span text:style-name="T17"> </text:span><text:span text:style-name="_5f_JavaIdent"><text:span text:style-name="T17">esIgual</text:span></text:span><text:span text:style-name="_5f_OOoComputerSpecial"><text:span text:style-name="T17">(</text:span></text:span><text:span text:style-name="_5f_JavaIdent"><text:span text:style-name="T17">Object</text:span></text:span><text:span text:style-name="T17"> </text:span><text:span text:style-name="_5f_JavaIdent"><text:span text:style-name="T17">a</text:span></text:span><text:span text:style-name="_5f_OOoComputerSpecial"><text:span text:style-name="T17">,</text:span></text:span><text:span text:style-name="T17"> </text:span><text:span text:style-name="_5f_JavaIdent"><text:span text:style-name="T17">Object</text:span></text:span><text:span text:style-name="T17"> </text:span><text:span text:style-name="_5f_JavaIdent"><text:span text:style-name="T17">b</text:span></text:span><text:span text:style-name="_5f_OOoComputerSpecial"><text:span text:style-name="T17">)</text:span></text:span><text:span text:style-name="T17"> </text:span><text:span text:style-name="_5f_OOoComputerSpecial"><text:span text:style-name="T17">; } </text:span></text:span><text:span text:style-name="_5f_JavaComment"><text:span text:style-name="T18">// devuelve verdadero si A es igual que B</text:span></text:span></text:p>
      <text:p text:style-name="P15"/>
      <text:p text:style-name="P8"><text:span text:style-name="_5f_JavaComment"><text:span text:style-name="T18">// suponemos que estamos comparando Integer</text:span></text:span></text:p>
      <text:p text:style-name="P8"><text:span text:style-name="_5f_JavaKeyWord"><text:span text:style-name="T17">public</text:span></text:span><text:span text:style-name="T17"> </text:span><text:span text:style-name="_5f_JavaKeyWord"><text:span text:style-name="T17">class</text:span></text:span><text:span text:style-name="T17"> </text:span><text:span text:style-name="_5f_JavaIdent"><text:span text:style-name="T17">Relaciones</text:span></text:span><text:span text:style-name="T17"> </text:span><text:span text:style-name="_5f_JavaKeyWord"><text:span text:style-name="T17">implements</text:span></text:span><text:span text:style-name="T17"> </text:span><text:span text:style-name="_5f_JavaIdent"><text:span text:style-name="T17">RelacionesIF</text:span></text:span><text:span text:style-name="T17"> </text:span><text:span text:style-name="_5f_OOoComputerSpecial"><text:span text:style-name="T17">{</text:span></text:span></text:p>
      <text:p text:style-name="P8"><text:span text:style-name="T17"><text:s text:c="4"/></text:span><text:span text:style-name="_5f_JavaKeyWord"><text:span text:style-name="T17">boolean</text:span></text:span><text:span text:style-name="T17"> </text:span><text:span text:style-name="_5f_JavaIdent"><text:span text:style-name="T17">esMayor</text:span></text:span><text:span text:style-name="_5f_OOoComputerSpecial"><text:span text:style-name="T17">(</text:span></text:span><text:span text:style-name="_5f_JavaIdent"><text:span text:style-name="T17">Object</text:span></text:span><text:span text:style-name="T17"> </text:span><text:span text:style-name="_5f_JavaIdent"><text:span text:style-name="T17">a</text:span></text:span><text:span text:style-name="_5f_OOoComputerSpecial"><text:span text:style-name="T17">,</text:span></text:span><text:span text:style-name="T17"> </text:span><text:span text:style-name="_5f_JavaIdent"><text:span text:style-name="T17">Object</text:span></text:span><text:span text:style-name="T17"> </text:span><text:span text:style-name="_5f_JavaIdent"><text:span text:style-name="T17">b</text:span></text:span><text:span text:style-name="_5f_OOoComputerSpecial"><text:span text:style-name="T17">)</text:span></text:span><text:span text:style-name="T17"> </text:span><text:span text:style-name="_5f_OOoComputerSpecial"><text:span text:style-name="T17">{</text:span></text:span></text:p>
      <text:p text:style-name="P8"><text:span text:style-name="T17"><text:s text:c="8"/></text:span><text:span text:style-name="_5f_JavaKeyWord"><text:span text:style-name="T17">return</text:span></text:span><text:span text:style-name="T17"> </text:span><text:span text:style-name="_5f_OOoComputerSpecial"><text:span text:style-name="T17">(((</text:span></text:span><text:span text:style-name="_5f_JavaIdent"><text:span text:style-name="T17">Integer</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ntValue</text:span></text:span><text:span text:style-name="_5f_OOoComputerSpecial"><text:span text:style-name="T17">()</text:span></text:span><text:span text:style-name="T17"> <text:s/></text:span><text:span text:style-name="_5f_OOoComputerSpecial"><text:span text:style-name="T17">-</text:span></text:span><text:span text:style-name="T17"> </text:span><text:span text:style-name="_5f_OOoComputerSpecial"><text:span text:style-name="T17">((</text:span></text:span><text:span text:style-name="_5f_JavaIdent"><text:span text:style-name="T17">Integer</text:span></text:span><text:span text:style-name="_5f_OOoComputerSpecial"><text:span text:style-name="T17">)</text:span></text:span><text:span text:style-name="T17"> </text:span><text:span text:style-name="_5f_JavaIdent"><text:span text:style-name="T17">b</text:span></text:span><text:span text:style-name="_5f_OOoComputerSpecial"><text:span text:style-name="T17">).</text:span></text:span><text:span text:style-name="_5f_JavaIdent"><text:span text:style-name="T17">intValue</text:span></text:span><text:span text:style-name="_5f_OOoComputerSpecial"><text:span text:style-name="T17">())</text:span></text:span><text:span text:style-name="T17"> </text:span><text:span text:style-name="_5f_OOoComputerSpecial"><text:span text:style-name="T17">&gt;</text:span></text:span><text:span text:style-name="T17"> </text:span><text:span text:style-name="_5f_JavaNumber"><text:span text:style-name="T17">0</text:span></text:span><text:span text:style-name="_5f_OOoComputerSpecial"><text:span text:style-name="T17">; }</text:span></text:span></text:p>
      <text:p text:style-name="P15"><text:s text:c="4"/></text:p>
      <text:p text:style-name="P8"><text:span text:style-name="T17"><text:s text:c="4"/></text:span><text:span text:style-name="_5f_JavaKeyWord"><text:span text:style-name="T17">boolean</text:span></text:span><text:span text:style-name="T17"> </text:span><text:span text:style-name="_5f_JavaIdent"><text:span text:style-name="T17">esMenor</text:span></text:span><text:span text:style-name="_5f_OOoComputerSpecial"><text:span text:style-name="T17">(</text:span></text:span><text:span text:style-name="_5f_JavaIdent"><text:span text:style-name="T17">Object</text:span></text:span><text:span text:style-name="T17"> </text:span><text:span text:style-name="_5f_JavaIdent"><text:span text:style-name="T17">a</text:span></text:span><text:span text:style-name="_5f_OOoComputerSpecial"><text:span text:style-name="T17">,</text:span></text:span><text:span text:style-name="T17"> </text:span><text:span text:style-name="_5f_JavaIdent"><text:span text:style-name="T17">Object</text:span></text:span><text:span text:style-name="T17"> </text:span><text:span text:style-name="_5f_JavaIdent"><text:span text:style-name="T17">b</text:span></text:span><text:span text:style-name="_5f_OOoComputerSpecial"><text:span text:style-name="T17">)</text:span></text:span><text:span text:style-name="T17"> </text:span><text:span text:style-name="_5f_OOoComputerSpecial"><text:span text:style-name="T17">{</text:span></text:span></text:p>
      <text:p text:style-name="P8"><text:span text:style-name="T17"><text:s text:c="8"/></text:span><text:span text:style-name="_5f_JavaKeyWord"><text:span text:style-name="T17">return</text:span></text:span><text:span text:style-name="T17"> </text:span><text:span text:style-name="_5f_OOoComputerSpecial"><text:span text:style-name="T17">(((</text:span></text:span><text:span text:style-name="_5f_JavaIdent"><text:span text:style-name="T17">Integer</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ntValue</text:span></text:span><text:span text:style-name="_5f_OOoComputerSpecial"><text:span text:style-name="T17">() -</text:span></text:span><text:span text:style-name="T17"> </text:span><text:span text:style-name="_5f_OOoComputerSpecial"><text:span text:style-name="T17">((</text:span></text:span><text:span text:style-name="_5f_JavaIdent"><text:span text:style-name="T17">Integer</text:span></text:span><text:span text:style-name="_5f_OOoComputerSpecial"><text:span text:style-name="T17">)</text:span></text:span><text:span text:style-name="T17"> </text:span><text:span text:style-name="_5f_JavaIdent"><text:span text:style-name="T17">b</text:span></text:span><text:span text:style-name="_5f_OOoComputerSpecial"><text:span text:style-name="T17">).</text:span></text:span><text:span text:style-name="_5f_JavaIdent"><text:span text:style-name="T17">intValue</text:span></text:span><text:span text:style-name="_5f_OOoComputerSpecial"><text:span text:style-name="T17">())</text:span></text:span><text:span text:style-name="T17"> </text:span><text:span text:style-name="_5f_OOoComputerSpecial"><text:span text:style-name="T17">&lt;</text:span></text:span><text:span text:style-name="T17"> </text:span><text:span text:style-name="_5f_JavaNumber"><text:span text:style-name="T17">0</text:span></text:span><text:span text:style-name="_5f_OOoComputerSpecial"><text:span text:style-name="T17">; }</text:span></text:span></text:p>
      <text:p text:style-name="P15"><text:s text:c="4"/></text:p>
      <text:p text:style-name="P8"><text:span text:style-name="T17"><text:s text:c="4"/></text:span><text:span text:style-name="_5f_JavaKeyWord"><text:span text:style-name="T17">boolean</text:span></text:span><text:span text:style-name="T17"> </text:span><text:span text:style-name="_5f_JavaIdent"><text:span text:style-name="T17">esIgual</text:span></text:span><text:span text:style-name="_5f_OOoComputerSpecial"><text:span text:style-name="T17">(</text:span></text:span><text:span text:style-name="_5f_JavaIdent"><text:span text:style-name="T17">Object</text:span></text:span><text:span text:style-name="T17"> </text:span><text:span text:style-name="_5f_JavaIdent"><text:span text:style-name="T17">a</text:span></text:span><text:span text:style-name="_5f_OOoComputerSpecial"><text:span text:style-name="T17">,</text:span></text:span><text:span text:style-name="T17"> </text:span><text:span text:style-name="_5f_JavaIdent"><text:span text:style-name="T17">Object</text:span></text:span><text:span text:style-name="T17"> </text:span><text:span text:style-name="_5f_JavaIdent"><text:span text:style-name="T17">b</text:span></text:span><text:span text:style-name="_5f_OOoComputerSpecial"><text:span text:style-name="T17">)</text:span></text:span><text:span text:style-name="T17"> </text:span><text:span text:style-name="_5f_OOoComputerSpecial"><text:span text:style-name="T17">{</text:span></text:span></text:p>
      <text:p text:style-name="P8"><text:span text:style-name="T17"><text:s text:c="8"/></text:span><text:span text:style-name="_5f_JavaKeyWord"><text:span text:style-name="T17">return</text:span></text:span><text:span text:style-name="T17"> </text:span><text:span text:style-name="_5f_OOoComputerSpecial"><text:span text:style-name="T17">(((</text:span></text:span><text:span text:style-name="_5f_JavaIdent"><text:span text:style-name="T17">Integer</text:span></text:span><text:span text:style-name="_5f_OOoComputerSpecial"><text:span text:style-name="T17">)</text:span></text:span><text:span text:style-name="T17"> </text:span><text:span text:style-name="_5f_JavaIdent"><text:span text:style-name="T17">a</text:span></text:span><text:span text:style-name="_5f_OOoComputerSpecial"><text:span text:style-name="T17">).</text:span></text:span><text:span text:style-name="_5f_JavaIdent"><text:span text:style-name="T17">intValue</text:span></text:span><text:span text:style-name="_5f_OOoComputerSpecial"><text:span text:style-name="T17">() -</text:span></text:span><text:span text:style-name="T17"> </text:span><text:span text:style-name="_5f_OOoComputerSpecial"><text:span text:style-name="T17">((</text:span></text:span><text:span text:style-name="_5f_JavaIdent"><text:span text:style-name="T17">Integer</text:span></text:span><text:span text:style-name="_5f_OOoComputerSpecial"><text:span text:style-name="T17">)</text:span></text:span><text:span text:style-name="T17"> </text:span><text:span text:style-name="_5f_JavaIdent"><text:span text:style-name="T17">b</text:span></text:span><text:span text:style-name="_5f_OOoComputerSpecial"><text:span text:style-name="T17">).</text:span></text:span><text:span text:style-name="_5f_JavaIdent"><text:span text:style-name="T17">intValue</text:span></text:span><text:span text:style-name="_5f_OOoComputerSpecial"><text:span text:style-name="T17">())</text:span></text:span><text:span text:style-name="T17"> </text:span><text:span text:style-name="_5f_OOoComputerSpecial"><text:span text:style-name="T17">==</text:span></text:span><text:span text:style-name="T17"> </text:span><text:span text:style-name="_5f_JavaNumber"><text:span text:style-name="T17">0</text:span></text:span><text:span text:style-name="_5f_OOoComputerSpecial"><text:span text:style-name="T17">; </text:span></text:span><text:span text:style-name="T17"><text:s/></text:span><text:span text:style-name="_5f_OOoComputerSpecial"><text:span text:style-name="T17">}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5S</meta:editing-duration>
    <meta:editing-cycles>10</meta:editing-cycles>
    <meta:generator>LibreOffice/5.2.4.2$Windows_x86 LibreOffice_project/3d5603e1122f0f102b62521720ab13a38a4e0eb0</meta:generator>
    <dc:date>2017-01-05T18:41:49.914000000</dc:date>
    <meta:document-statistic meta:table-count="0" meta:image-count="0" meta:object-count="0" meta:page-count="3" meta:paragraph-count="102" meta:word-count="833" meta:character-count="5160" meta:non-whitespace-character-count="3886"/>
    <meta:user-defined meta:name="Info 1"/>
    <meta:user-defined meta:name="Info 2"/>
    <meta:user-defined meta:name="Info 3"/>
    <meta:user-defined meta:name="Info 4"/>
  </office:meta>
</office:document-meta>
</file>